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3.877cm" fo:min-width="7.438cm" fo:padding-top="0.176cm" fo:padding-bottom="0.176cm" fo:padding-left="0.301cm" fo:padding-right="0.301cm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top" draw:auto-grow-height="false" fo:min-height="4.778cm" fo:min-width="13.42cm" fo:padding-top="0.152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top" draw:auto-grow-height="false" fo:min-height="3.508cm" fo:min-width="5.482cm" fo:padding-top="0.152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top" draw:auto-grow-height="false" fo:min-height="2.238cm" fo:min-width="4.212cm" fo:padding-top="0.152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.992cm"/>
      <style:paragraph-properties style:writing-mode="lr-tb"/>
    </style:style>
    <style:style style:name="gr6" style:family="graphic" style:parent-style-name="objectwithoutfill">
      <style:graphic-properties svg:stroke-width="0.102cm" svg:stroke-color="#000000" draw:marker-start="Arrowheads_20_1" draw:marker-start-width="0.457cm" draw:marker-end="Arrowheads_20_2" draw:marker-end-width="0.457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02cm" fo:min-width="13.152cm"/>
      <style:paragraph-properties style:writing-mode="lr-tb"/>
    </style:style>
    <style:style style:name="gr8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1.097cm" fo:min-width="3.317cm" fo:padding-top="0.176cm" fo:padding-bottom="0.176cm" fo:padding-left="0.301cm" fo:padding-right="0.301cm"/>
      <style:paragraph-properties style:writing-mode="lr-tb"/>
    </style:style>
    <style:style style:name="P1" style:family="paragraph">
      <style:paragraph-properties fo:text-align="center"/>
      <style:text-properties fo:font-size="24pt"/>
    </style:style>
    <style:style style:name="P2" style:family="paragraph">
      <loext:graphic-properties draw:fill="solid" draw:fill-color="#ffffff"/>
      <style:paragraph-properties fo:text-align="center"/>
      <style:text-properties fo:font-size="24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26pt"/>
    </style:style>
    <style:style style:name="P7" style:family="paragraph">
      <loext:graphic-properties draw:fill="solid" draw:fill-color="#ffffff"/>
      <style:paragraph-properties fo:text-align="center"/>
      <style:text-properties fo:font-size="26pt"/>
    </style:style>
    <style:style style:name="T1" style:family="text">
      <style:text-properties fo:font-size="24pt"/>
    </style:style>
    <style:style style:name="T2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er4" svg:width="7.938cm" svg:height="4.127cm" svg:x="19.732cm" svg:y="16.875cm">
          <text:p text:style-name="P1"><text:span text:style-name="T1">Master nod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er4" svg:width="13.97cm" svg:height="5.08cm" svg:x="1.635cm" svg:y="7.985cm">
          <text:p text:style-name="P3">Worker nod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er4" svg:width="6.032cm" svg:height="3.81cm" svg:x="2.27cm" svg:y="8.938cm">
          <text:p text:style-name="P3">Frontend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er4" svg:width="4.762cm" svg:height="2.54cm" svg:x="2.905cm" svg:y="9.891cm">
          <text:p text:style-name="P3">Pod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er4" svg:width="3.492cm" svg:height="1.27cm" svg:x="3.54cm" svg:y="10.843cm">
          <text:p text:style-name="P3">Contain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er4" svg:width="6.032cm" svg:height="3.81cm" svg:x="8.937cm" svg:y="8.938cm">
          <text:p text:style-name="P3">Frontend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er4" svg:width="4.762cm" svg:height="2.54cm" svg:x="9.573cm" svg:y="9.89cm">
          <text:p text:style-name="P3">Pod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er4" svg:width="3.492cm" svg:height="1.27cm" svg:x="10.208cm" svg:y="10.842cm">
          <text:p text:style-name="P3">Container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er4" svg:width="13.97cm" svg:height="5.08cm" svg:x="16.557cm" svg:y="7.985cm">
          <text:p text:style-name="P3">Worker nod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er4" svg:width="6.032cm" svg:height="3.81cm" svg:x="17.192cm" svg:y="8.938cm">
          <text:p text:style-name="P3">Frontend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er4" svg:width="4.762cm" svg:height="2.54cm" svg:x="17.827cm" svg:y="9.891cm">
          <text:p text:style-name="P3">Pod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er4" svg:width="3.492cm" svg:height="1.27cm" svg:x="18.462cm" svg:y="10.843cm">
          <text:p text:style-name="P3">Contain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er4" svg:width="6.032cm" svg:height="3.81cm" svg:x="23.859cm" svg:y="8.938cm">
          <text:p text:style-name="P3">Frontend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er4" svg:width="4.762cm" svg:height="2.54cm" svg:x="24.495cm" svg:y="9.89cm">
          <text:p text:style-name="P3">Pod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er4" svg:width="3.492cm" svg:height="1.27cm" svg:x="25.13cm" svg:y="10.842cm">
          <text:p text:style-name="P3">Container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er4" svg:width="13.97cm" svg:height="5.08cm" svg:x="31.48cm" svg:y="7.985cm">
          <text:p text:style-name="P3">Worker nod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er4" svg:width="6.032cm" svg:height="3.81cm" svg:x="32.115cm" svg:y="8.938cm">
          <text:p text:style-name="P3">Frontend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er4" svg:width="4.762cm" svg:height="2.54cm" svg:x="32.75cm" svg:y="9.891cm">
          <text:p text:style-name="P3">Pod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er4" svg:width="3.492cm" svg:height="1.27cm" svg:x="33.385cm" svg:y="10.843cm">
          <text:p text:style-name="P3">Contain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er4" svg:width="6.032cm" svg:height="3.81cm" svg:x="38.782cm" svg:y="8.938cm">
          <text:p text:style-name="P3">Frontend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er4" svg:width="4.762cm" svg:height="2.54cm" svg:x="39.418cm" svg:y="9.89cm">
          <text:p text:style-name="P3">Pod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er4" svg:width="3.492cm" svg:height="1.27cm" svg:x="40.053cm" svg:y="10.842cm">
          <text:p text:style-name="P3">Container</text:p>
          <draw:enhanced-geometry svg:viewBox="0 0 21600 21600" draw:type="rectangle" draw:enhanced-path="M 0 0 L 21600 0 21600 21600 0 21600 0 0 Z N"/>
        </draw:custom-shape>
        <draw:connector draw:style-name="gr6" draw:text-style-name="P5" draw:layer="Layer4" draw:type="line" svg:x1="8.62cm" svg:y1="13.065cm" svg:x2="23.701cm" svg:y2="16.875cm" draw:start-shape="id1" draw:start-glue-point="2" draw:end-shape="id2" draw:end-glue-point="0" svg:d="M8620 13065l15081 3810" svg:viewBox="0 0 15082 3811">
          <text:p/>
        </draw:connector>
        <draw:connector draw:style-name="gr6" draw:text-style-name="P5" draw:layer="Layer4" draw:type="line" svg:x1="38.465cm" svg:y1="13.065cm" svg:x2="23.701cm" svg:y2="16.875cm" draw:start-shape="id3" draw:start-glue-point="2" draw:end-shape="id2" draw:end-glue-point="0" svg:d="M38465 13065l-14764 3810" svg:viewBox="0 0 14765 3811">
          <text:p/>
        </draw:connector>
        <draw:connector draw:style-name="gr6" draw:text-style-name="P5" draw:layer="Layer4" draw:type="line" svg:x1="23.542cm" svg:y1="13.065cm" svg:x2="23.701cm" svg:y2="16.875cm" draw:start-shape="id4" draw:start-glue-point="2" draw:end-shape="id2" draw:end-glue-point="0" svg:d="M23542 13065l159 3810" svg:viewBox="0 0 160 3811">
          <text:p/>
        </draw:connector>
        <draw:custom-shape draw:style-name="gr7" draw:text-style-name="P7" draw:layer="Layer4" svg:width="13.652cm" svg:height="0.952cm" svg:x="16.875cm" svg:y="6.715cm">
          <text:p text:style-name="P6"><text:span text:style-name="T2">Kubernetes cluste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5" draw:id="id5" draw:layer="Layer4" svg:width="5.397cm" svg:height="1.905cm" svg:x="10.843cm" svg:y="18.145cm">
          <text:p text:style-name="P1"><text:span text:style-name="T1">U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er4" draw:type="line" svg:x1="16.24cm" svg:y1="19.098cm" svg:x2="19.732cm" svg:y2="18.938cm" draw:start-shape="id5" draw:start-glue-point="10" draw:end-shape="id2" draw:end-glue-point="3" svg:d="M16240 19098l3492-160" svg:viewBox="0 0 3493 1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09T20:05:21.529000000</meta:creation-date>
    <dc:date>2023-05-09T20:15:50.458000000</dc:date>
    <meta:editing-duration>PT10M29S</meta:editing-duration>
    <meta:editing-cycles>1</meta:editing-cycles>
    <meta:document-statistic meta:object-count="28"/>
    <meta:generator>LibreOffice/7.5.1.2$Windows_X86_64 LibreOffice_project/fcbaee479e84c6cd81291587d2ee68cba099e129</meta:generator>
  </office:meta>
</office:document-meta>
</file>